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09C18FD5EE8.png" manifest:media-type="image/png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Wingdings 3" svg:font-family="'Wingdings 3'" style:font-pitch="variable" style:font-charset="x-symbol"/>
    <style:font-face style:name="Zapf Dingbats" svg:font-family="'Zapf Dingbats'" style:font-pitch="variable" style:font-charset="x-symbol"/>
    <style:font-face style:name="Arial" svg:font-family="Arial, Helvetica, sans-serif"/>
    <style:font-face style:name="Cambria" svg:font-family="Cambria"/>
    <style:font-face style:name="Ubuntu3" svg:font-family="Ubuntu"/>
    <style:font-face style:name="Ubuntu Mono3" svg:font-family="'Ubuntu Mono'"/>
    <style:font-face style:name="Lucida Sans1" svg:font-family="'Lucida Sans'" style:font-family-generic="swiss"/>
    <style:font-face style:name="Ubuntu Mono2" svg:font-family="'Ubuntu Mono'" style:font-pitch="fixed"/>
    <style:font-face style:name="Lucida Console" svg:font-family="'Lucida Console'" style:font-pitch="variable"/>
    <style:font-face style:name="SourceCodePro-Regular1" svg:font-family="SourceCodePro-Regular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Helvetica Neue1" svg:font-family="'Helvetica Neue'" style:font-family-generic="roman" style:font-pitch="variable"/>
    <style:font-face style:name="SourceCodePro-Regular" svg:font-family="SourceCodePro-Regular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4" svg:font-family="'Ubuntu Mono'" style:font-family-generic="system" style:font-pitch="variable"/>
  </office:font-face-decls>
  <office:automatic-styles>
    <style:style style:name="Table1" style:family="table">
      <style:table-properties style:width="1.3125in" table:align="left" style:writing-mode="lr-tb"/>
    </style:style>
    <style:style style:name="Table1.A" style:family="table-column">
      <style:table-column-properties style:column-width="0.6854in"/>
    </style:style>
    <style:style style:name="Table1.B" style:family="table-column">
      <style:table-column-properties style:column-width="0.6271in"/>
    </style:style>
    <style:style style:name="Table1.A1" style:family="table-cell">
      <style:table-cell-properties fo:background-color="#3381a1" fo:padding="0.0382in" fo:border-left="0.05pt solid #3381a1" fo:border-right="none" fo:border-top="0.05pt solid #3381a1" fo:border-bottom="0.05pt solid #3381a1">
        <style:background-image/>
      </style:table-cell-properties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none" fo:border-top="none" fo:border-bottom="0.05pt solid #3381a1"/>
    </style:style>
    <style:style style:name="Table1.A3" style:family="table-cell">
      <style:table-cell-properties fo:padding="0.0382in" fo:border-left="0.05pt solid #3381a1" fo:border-right="none" fo:border-top="none" fo:border-bottom="0.05pt solid #3381a1"/>
    </style:style>
    <style:style style:name="Table1.B3" style:family="table-cell">
      <style:table-cell-properties fo:padding="0.0382in" fo:border-left="0.05pt solid #3381a1" fo:border-right="none" fo:border-top="none" fo:border-bottom="0.05pt solid #3381a1"/>
    </style:style>
    <style:style style:name="Table1.A4" style:family="table-cell">
      <style:table-cell-properties fo:padding="0.0382in" fo:border-left="0.05pt solid #3381a1" fo:border-right="none" fo:border-top="none" fo:border-bottom="0.05pt solid #3381a1"/>
    </style:style>
    <style:style style:name="Table1.B4" style:family="table-cell">
      <style:table-cell-properties fo:padding="0.0382in" fo:border-left="0.05pt solid #3381a1" fo:border-right="none" fo:border-top="none" fo:border-bottom="0.05pt solid #3381a1"/>
    </style:style>
    <style:style style:name="Table1.A5" style:family="table-cell">
      <style:table-cell-properties fo:padding="0.0382in" fo:border-left="0.05pt solid #3381a1" fo:border-right="none" fo:border-top="none" fo:border-bottom="0.05pt solid #3381a1"/>
    </style:style>
    <style:style style:name="Table1.B5" style:family="table-cell">
      <style:table-cell-properties fo:padding="0.0382in" fo:border-left="0.05pt solid #3381a1" fo:border-right="none" fo:border-top="none" fo:border-bottom="0.05pt solid #3381a1"/>
    </style:style>
    <style:style style:name="Table1.A6" style:family="table-cell">
      <style:table-cell-properties fo:padding="0.0382in" fo:border-left="0.05pt solid #3381a1" fo:border-right="none" fo:border-top="none" fo:border-bottom="0.05pt solid #3381a1"/>
    </style:style>
    <style:style style:name="Table1.B6" style:family="table-cell">
      <style:table-cell-properties fo:padding="0.0382in" fo:border-left="0.05pt solid #3381a1" fo:border-right="none" fo:border-top="none" fo:border-bottom="0.05pt solid #3381a1"/>
    </style:style>
    <style:style style:name="Table1.A7" style:family="table-cell">
      <style:table-cell-properties fo:padding="0.0382in" fo:border-left="0.05pt solid #3381a1" fo:border-right="none" fo:border-top="none" fo:border-bottom="0.05pt solid #3381a1"/>
    </style:style>
    <style:style style:name="Table1.B7" style:family="table-cell">
      <style:table-cell-properties fo:padding="0.0382in" fo:border-left="0.05pt solid #3381a1" fo:border-right="none" fo:border-top="none" fo:border-bottom="0.05pt solid #3381a1"/>
    </style:style>
    <style:style style:name="P1" style:family="paragraph" style:parent-style-name="Table_20_Contents">
      <style:text-properties officeooo:rsid="00396ec0" officeooo:paragraph-rsid="00396ec0"/>
    </style:style>
    <style:style style:name="P2" style:family="paragraph" style:parent-style-name="Table_20_Contents">
      <style:text-properties officeooo:rsid="002d4531" officeooo:paragraph-rsid="002d4531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Ubuntu1" fo:font-size="8pt" fo:language="en" fo:country="US" officeooo:rsid="0026cf77" style:font-size-asian="8pt" style:language-asian="en" style:country-asian="US" style:font-size-complex="8pt" style:language-complex="ar" style:country-complex="SA"/>
    </style:style>
    <style:style style:name="P4" style:family="paragraph" style:parent-style-name="Standard">
      <style:text-properties fo:color="#808080" style:font-name="Ubuntu1" fo:font-size="8pt" style:font-size-asian="8pt" style:font-size-complex="8pt"/>
    </style:style>
    <style:style style:name="P5" style:family="paragraph" style:parent-style-name="Default">
      <style:text-properties style:font-name="Ubuntu Mono" style:font-name-asian="Ubuntu Mono4" style:font-name-complex="Ubuntu Mono4"/>
    </style:style>
    <style:style style:name="P6" style:family="paragraph" style:parent-style-name="Standard">
      <style:text-properties fo:color="#000000" style:font-name="Ubuntu Mono1" fo:font-size="8pt" fo:language="en" fo:country="US" fo:font-weight="normal" officeooo:rsid="0049fdc0" officeooo:paragraph-rsid="002140e7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7" style:family="paragraph" style:parent-style-name="Standard">
      <style:text-properties fo:font-size="10pt" officeooo:paragraph-rsid="004f1e32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ucida Console" fo:font-size="8pt" style:font-size-asian="8pt" style:font-size-complex="8pt"/>
    </style:style>
    <style:style style:name="P9" style:family="paragraph" style:parent-style-name="Standard" style:list-style-name="L1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4df904" officeooo:paragraph-rsid="004f1e32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4df904" officeooo:paragraph-rsid="00507f56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font-variant="normal" fo:text-transform="none" fo:color="#00688f" style:text-outline="false" style:text-line-through-style="none" style:text-line-through-type="none" style:text-position="0% 100%" style:font-name="Ubuntu" fo:font-size="12pt" fo:letter-spacing="normal" fo:language="en" fo:country="US" fo:font-style="normal" style:text-underline-style="none" fo:font-weight="normal" officeooo:rsid="004df904" officeooo:paragraph-rsid="00507f56" style:letter-kerning="fals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/>
    </style:style>
    <style:style style:name="P12" style:family="paragraph" style:parent-style-name="Standard" style:list-style-name="L2">
      <style:paragraph-properties fo:margin-left="0in" fo:margin-right="0.1in" fo:margin-top="0in" fo:margin-bottom="0in" loext:contextual-spacing="false" fo:text-indent="0in" style:auto-text-indent="false"/>
      <style:text-properties officeooo:paragraph-rsid="00507f56"/>
    </style:style>
    <style:style style:name="P13" style:family="paragraph" style:parent-style-name="Standard" style:list-style-name="L2">
      <style:paragraph-properties fo:margin-left="0in" fo:margin-right="0.1in" fo:margin-top="0in" fo:margin-bottom="0in" loext:contextual-spacing="false" fo:text-indent="0in" style:auto-text-indent="false"/>
      <style:text-properties officeooo:paragraph-rsid="005480a3"/>
    </style:style>
    <style:style style:name="P14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839390" style:font-name="Ubuntu1" fo:font-size="10pt" fo:font-weight="normal" officeooo:rsid="002140e7" officeooo:paragraph-rsid="004f1e32" style:font-size-asian="10pt" style:font-weight-asian="normal" style:font-size-complex="10pt"/>
    </style:style>
    <style:style style:name="P15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5081b5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6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5162e4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7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51e500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8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fo:color="#000000" style:font-name="Ubuntu Mono1" fo:font-size="8pt" fo:language="en" fo:country="US" fo:font-weight="normal" officeooo:rsid="0049fdc0" officeooo:paragraph-rsid="0053c62d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19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officeooo:paragraph-rsid="00507f56"/>
    </style:style>
    <style:style style:name="P20" style:family="paragraph" style:parent-style-name="Standard">
      <style:paragraph-properties fo:margin-left="0in" fo:margin-right="0.1in" fo:margin-top="0in" fo:margin-bottom="0in" loext:contextual-spacing="false" fo:text-indent="0in" style:auto-text-indent="false"/>
      <style:text-properties officeooo:paragraph-rsid="005081b5"/>
    </style:style>
    <style:style style:name="P21" style:family="paragraph" style:parent-style-name="Standard">
      <style:paragraph-properties fo:margin-left="0in" fo:margin-right="0.1in" fo:margin-top="0in" fo:margin-bottom="0in" loext:contextual-spacing="false" fo:text-indent="0in" style:auto-text-indent="false" fo:break-before="page"/>
      <style:text-properties fo:color="#000000" style:font-name="Ubuntu Mono1" fo:font-size="8pt" fo:language="en" fo:country="US" fo:font-weight="normal" officeooo:rsid="0049fdc0" officeooo:paragraph-rsid="0053c62d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22" style:family="paragraph" style:parent-style-name="Standard">
      <style:paragraph-properties fo:margin-top="0in" fo:margin-bottom="0in" loext:contextual-spacing="false"/>
      <style:text-properties fo:color="#000000" style:font-name="Ubuntu Mono1" fo:font-size="8pt" fo:language="en" fo:country="US" fo:font-weight="normal" officeooo:rsid="0049fdc0" officeooo:paragraph-rsid="005081b5" style:font-size-asian="8pt" style:language-asian="en" style:country-asian="US" style:font-weight-asian="normal" style:font-size-complex="8pt" style:language-complex="ar" style:country-complex="SA" style:font-weight-complex="normal"/>
    </style:style>
    <style:style style:name="P23" style:family="paragraph" style:parent-style-name="Title" style:master-page-name="Standard">
      <style:paragraph-properties style:page-number="auto"/>
      <style:text-properties fo:color="#00688f" style:font-name="Ubuntu" fo:font-size="18pt" fo:language="en" fo:country="US" officeooo:rsid="00156bc7" officeooo:paragraph-rsid="00156bc7" style:font-size-asian="18pt" style:font-size-complex="18pt"/>
    </style:style>
    <style:style style:name="P24" style:family="paragraph" style:parent-style-name="Table_20_Contents">
      <style:text-properties fo:color="#ffffff" style:font-name="Ubuntu2" officeooo:rsid="005081b5" officeooo:paragraph-rsid="005081b5"/>
    </style:style>
    <style:style style:name="P25" style:family="paragraph" style:parent-style-name="Table_20_Contents">
      <style:text-properties style:font-name="Ubuntu2" officeooo:rsid="005081b5" officeooo:paragraph-rsid="005081b5"/>
    </style:style>
    <style:style style:name="T1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language="en" fo:country="US" fo:font-style="normal" style:text-underline-style="none" fo:font-weight="normal" officeooo:rsid="004f1e32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2" style:family="text">
      <style:text-properties fo:font-variant="normal" fo:text-transform="none" fo:color="#e48e1a" style:text-outline="false" style:text-line-through-style="none" style:text-line-through-type="none" style:text-position="0% 100%" style:font-name="Ubuntu" fo:font-size="14pt" fo:letter-spacing="normal" fo:font-style="normal" style:text-underline-style="none" fo:font-weight="normal" officeooo:rsid="002f8f17" style:letter-kerning="false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4f1e32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081b5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480a3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480a3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italic" style:text-underline-style="none" fo:font-weight="normal" officeooo:rsid="004f1e32" style:letter-kerning="false" style:font-name-asian="Arial Unicode MS" style:font-size-asian="10pt" style:language-asian="en" style:country-asian="US" style:font-style-asian="italic" style:font-weight-asian="normal" style:font-name-complex="Arial Unicode MS" style:font-size-complex="10pt" style:language-complex="ar" style:country-complex="SA" style:font-style-complex="italic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sub 58%" style:font-name="Ubuntu Mono1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super 58%" style:font-name="Ubuntu Mono1" fo:font-size="10pt" fo:letter-spacing="normal" fo:language="en" fo:country="US" fo:font-style="normal" style:text-underline-style="none" fo:font-weight="normal" officeooo:rsid="005081b5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e9a533" style:text-outline="false" style:text-line-through-style="none" style:text-line-through-type="none" style:text-position="0% 100%" fo:font-size="10pt" fo:letter-spacing="normal" fo:font-style="normal" style:text-underline-style="none" fo:font-weight="normal" officeooo:rsid="005081b5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2" style:family="text">
      <style:text-properties fo:font-variant="normal" fo:text-transform="none" fo:color="#3381a1" style:text-outline="false" style:text-line-through-style="none" style:text-line-through-type="none" style:text-position="0% 100%" style:font-name="Ubuntu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3381a1" style:text-outline="false" style:text-line-through-style="none" style:text-line-through-type="none" style:text-position="0% 100%" style:font-name="Ubuntu" fo:font-size="10pt" fo:letter-spacing="normal" fo:font-style="normal" style:text-underline-style="none" fo:font-weight="normal" officeooo:rsid="00507f56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4" style:family="text">
      <style:text-properties fo:font-variant="normal" fo:text-transform="none" fo:color="#3381a1" style:text-outline="false" style:text-line-through-style="none" style:text-line-through-type="none" style:text-position="0% 100%" style:font-name="Ubuntu" fo:font-size="10pt" fo:letter-spacing="normal" fo:font-style="normal" style:text-underline-style="none" fo:font-weight="normal" officeooo:rsid="0053c62d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5" style:family="text">
      <style:text-properties fo:font-variant="normal" fo:text-transform="none" fo:color="#3381a1" style:text-outline="false" style:text-line-through-style="none" style:text-line-through-type="none" style:text-position="0% 100%" style:font-name="Ubuntu" fo:font-size="10pt" fo:letter-spacing="normal" fo:font-style="normal" style:text-underline-style="none" officeooo:rsid="0053c62d" style:letter-kerning="false" style:font-name-asian="Arial Unicode MS" style:font-size-asian="10pt" style:font-style-asian="normal" style:font-name-complex="Arial Unicode MS" style:font-size-complex="10pt" style:font-style-complex="normal"/>
    </style:style>
    <style:style style:name="T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style:text-underline-style="none" fo:font-weight="normal" officeooo:rsid="005162e4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17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font-weight="normal" officeooo:rsid="00507f56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8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style:text-underline-style="none" fo:font-weight="normal" officeooo:rsid="005081b5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19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italic" style:text-underline-style="none" fo:font-weight="normal" officeooo:rsid="005081b5" style:letter-kerning="false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T20" style:family="text">
      <style:text-properties fo:font-variant="normal" fo:text-transform="none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Ubuntu Mono1" fo:font-size="10pt" fo:letter-spacing="normal" fo:font-style="normal" style:text-underline-style="none" fo:font-weight="normal" officeooo:rsid="005162e4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Ubuntu Mono1" fo:font-size="10pt" fo:letter-spacing="normal" fo:font-style="italic" style:text-underline-style="none" fo:font-weight="normal" officeooo:rsid="005162e4" style:letter-kerning="false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Ubuntu Mono1" fo:letter-spacing="normal" fo:font-style="normal" style:text-underline-style="none" fo:font-weight="normal" officeooo:rsid="005162e4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24" style:family="text">
      <style:text-properties fo:font-variant="normal" fo:text-transform="none" style:text-outline="false" style:text-line-through-style="none" style:text-line-through-type="none" style:text-position="sub 58%" fo:font-size="10pt" fo:letter-spacing="normal" fo:font-style="normal" style:text-underline-style="none" fo:font-weight="normal" officeooo:rsid="00507f56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5" style:family="text">
      <style:text-properties fo:font-variant="normal" fo:text-transform="none" style:text-outline="false" style:text-line-through-style="none" style:text-line-through-type="none" style:text-position="sub 58%" fo:font-size="10pt" fo:letter-spacing="normal" fo:font-style="normal" style:text-underline-style="none" fo:font-weight="normal" officeooo:rsid="005081b5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26" style:family="text">
      <style:text-properties fo:font-variant="normal" fo:text-transform="none" fo:color="#839390" style:text-outline="false" style:text-line-through-style="none" style:text-line-through-type="none" style:text-position="0% 100%" style:font-name="SourceCodePro-Regular1" fo:font-size="15pt" fo:letter-spacing="normal" fo:language="en" fo:country="US" fo:font-style="normal" style:text-underline-style="none" fo:font-weight="normal" officeooo:rsid="005480a3" style:letter-kerning="false" style:font-name-asian="Arial Unicode MS" style:font-size-asian="15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7" style:family="text">
      <style:text-properties fo:font-variant="normal" fo:text-transform="none" fo:color="#839390" style:text-outline="false" style:text-line-through-style="none" style:text-line-through-type="none" style:text-position="0% 100%" style:font-name="SourceCodePro-Regular1" fo:font-size="15pt" fo:letter-spacing="normal" fo:language="en" fo:country="US" fo:font-style="normal" style:text-underline-style="none" officeooo:rsid="005480a3" style:letter-kerning="false" style:font-name-asian="Arial Unicode MS" style:font-size-asian="15pt" style:language-asian="en" style:country-asian="US" style:font-style-asian="normal" style:font-name-complex="Arial Unicode MS" style:font-size-complex="10pt" style:language-complex="ar" style:country-complex="SA" style:font-style-complex="normal"/>
    </style:style>
    <style:style style:name="T28" style:family="text">
      <style:text-properties fo:font-variant="normal" fo:text-transform="none" fo:color="#839390" style:text-outline="false" style:text-line-through-style="none" style:text-line-through-type="none" style:text-position="0% 100%" style:font-name="SourceCodePro-Regular1" fo:font-size="15pt" fo:letter-spacing="normal" fo:font-style="normal" style:text-underline-style="none" fo:font-weight="normal" officeooo:rsid="005162e4" style:letter-kerning="false" style:font-name-asian="Arial Unicode MS" style:font-size-asian="15pt" style:font-style-asian="normal" style:font-weight-asian="normal" style:font-name-complex="Arial Unicode MS" style:font-size-complex="10pt" style:font-style-complex="normal" style:font-weight-complex="normal"/>
    </style:style>
    <style:style style:name="T29" style:family="text">
      <style:text-properties fo:font-variant="normal" fo:text-transform="none" fo:color="#839390" style:text-outline="false" style:text-line-through-style="none" style:text-line-through-type="none" style:text-position="0% 100%" style:font-name="SourceCodePro-Regular1" fo:letter-spacing="normal" fo:font-style="normal" style:text-underline-style="none" fo:font-weight="normal" officeooo:rsid="005162e4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30" style:family="text">
      <style:text-properties fo:font-variant="normal" fo:text-transform="none" fo:color="#839390" style:text-outline="false" style:text-line-through-style="none" style:text-line-through-type="none" style:text-position="0% 100%" fo:letter-spacing="normal" fo:font-style="normal" style:text-underline-style="none" fo:font-weight="normal" officeooo:rsid="005162e4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31" style:family="text">
      <style:text-properties fo:font-variant="normal" fo:text-transform="none" fo:color="#839390" style:text-outline="false" style:text-line-through-style="none" style:text-line-through-type="none" style:text-position="0% 100%" style:font-name="Ubuntu Mono1" fo:letter-spacing="normal" fo:font-style="normal" style:text-underline-style="none" fo:font-weight="normal" officeooo:rsid="005162e4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32" style:family="text">
      <style:text-properties fo:font-variant="normal" fo:text-transform="none" fo:color="#839390" style:text-outline="false" style:text-line-through-style="none" style:text-line-through-type="none" style:text-position="0% 100%" style:font-name="Lucida Console" fo:letter-spacing="normal" fo:font-style="normal" style:text-underline-style="none" fo:font-weight="normal" officeooo:rsid="005162e4" style:letter-kerning="false" style:font-name-asian="Arial Unicode MS" style:font-style-asian="normal" style:font-weight-asian="normal" style:font-name-complex="Arial Unicode MS" style:font-style-complex="normal" style:font-weight-complex="normal"/>
    </style:style>
    <style:style style:name="T33" style:family="text">
      <style:text-properties fo:color="#839390" style:font-name="SourceCodePro-Regular" fo:font-size="15pt" style:font-size-asian="15pt"/>
    </style:style>
    <style:style style:name="T34" style:family="text">
      <style:text-properties fo:color="#839390" style:font-name="SourceCodePro-Regular"/>
    </style:style>
    <style:style style:name="T35" style:family="text">
      <style:text-properties fo:color="#839390"/>
    </style:style>
    <style:style style:name="T36" style:family="text">
      <style:text-properties fo:color="#839390" style:font-name="Ubuntu Mono1"/>
    </style:style>
    <style:style style:name="T37" style:family="text">
      <style:text-properties fo:color="#839390" style:font-name="Lucida Console"/>
    </style:style>
    <style:style style:name="T38" style:family="text">
      <style:text-properties fo:color="#3381a1" fo:font-size="10pt" fo:font-weight="normal" officeooo:rsid="00507f56" style:font-size-asian="10pt" style:font-weight-asian="normal" style:font-size-complex="10pt" style:font-weight-complex="normal"/>
    </style:style>
    <style:style style:name="T39" style:family="text">
      <style:text-properties officeooo:rsid="004f1e32"/>
    </style:style>
    <style:style style:name="T40" style:family="text">
      <style:text-properties fo:font-size="10pt" fo:font-weight="normal" officeooo:rsid="004f1e32" style:font-size-asian="10pt" style:font-weight-asian="normal" style:font-size-complex="10pt" style:font-weight-complex="normal"/>
    </style:style>
    <style:style style:name="T41" style:family="text">
      <style:text-properties fo:font-size="10pt" fo:font-weight="normal" officeooo:rsid="00507f56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ySQL 5.6 <text:span text:style-name="T39">Study Notes</text:span></text:p>
      <text:p text:style-name="P5"/>
      <text:p text:style-name="P7"><text:span text:style-name="Strong_20_Emphasis"><text:span text:style-name="T1">Indices</text:span></text:span></text:p>
      <text:p text:style-name="P7"><text:span text:style-name="Strong_20_Emphasis"><text:span text:style-name="T1"/></text:span></text:p>
      <text:list xml:id="list1384286879809893727" text:style-name="L1">
        <text:list-header>
          <text:p text:style-name="P9"><text:span text:style-name="Strong_20_Emphasis"><text:span text:style-name="T40">General Notes</text:span></text:span></text:p>
        </text:list-header>
      </text:list>
      <text:p text:style-name="P6"><text:span text:style-name="Strong_20_Emphasis"><text:span text:style-name="T2"/></text:span></text:p>
      <text:list xml:id="list4837093875270753204" text:style-name="L2">
        <text:list-item>
          <text:p text:style-name="P12"><text:span text:style-name="Strong_20_Emphasis"><text:span text:style-name="T3">Indices are implemented at the </text:span></text:span><text:span text:style-name="Strong_20_Emphasis"><text:span text:style-name="T8">storage enginer layer, not in the server layer.</text:span></text:span><text:span text:style-name="Strong_20_Emphasis"><text:span text:style-name="T3"> <text:s/>As a result, they work differently for different storage engines.</text:span></text:span></text:p>
        </text:list-item>
        <text:list-item>
          <text:p text:style-name="P12"><text:span text:style-name="Strong_20_Emphasis"><text:span text:style-name="T4">B-Tree Indices stores data in a sorted order.</text:span></text:span></text:p>
        </text:list-item>
        <text:list-item>
          <text:p text:style-name="P13"><text:span text:style-name="Strong_20_Emphasis"><text:span text:style-name="T6">To add a prefix index: <text:s/></text:span></text:span><text:span text:style-name="Strong_20_Emphasis"><text:span text:style-name="T6">ALTER TABLE airports ADD INDEX(name(8));</text:span></text:span></text:p>
        </text:list-item>
      </text:list>
      <text:p text:style-name="P14"/>
      <text:list xml:id="list82759045702462" text:continue-list="list1384286879809893727" text:style-name="L1">
        <text:list-header>
          <text:p text:style-name="P10"><text:span text:style-name="Strong_20_Emphasis"><text:span text:style-name="T41">Leftmost </text:span></text:span><text:span text:style-name="Strong_20_Emphasis"><text:span text:style-name="T38">Prefixes</text:span></text:span></text:p>
        </text:list-header>
      </text:list>
      <text:p text:style-name="P11"><text:span text:style-name="Strong_20_Emphasis"><text:span text:style-name="T41"/></text:span></text:p>
      <text:p text:style-name="P19"><text:span text:style-name="Strong_20_Emphasis"><text:span text:style-name="T3">An index </text:span></text:span><text:span text:style-name="Strong_20_Emphasis"><text:span text:style-name="T4">on (col</text:span></text:span><text:span text:style-name="Strong_20_Emphasis"><text:span text:style-name="T9">1</text:span></text:span><text:span text:style-name="Strong_20_Emphasis"><text:span text:style-name="T4">, col</text:span></text:span><text:span text:style-name="Strong_20_Emphasis"><text:span text:style-name="T9">2</text:span></text:span><text:span text:style-name="Strong_20_Emphasis"><text:span text:style-name="T4">, col</text:span></text:span><text:span text:style-name="Strong_20_Emphasis"><text:span text:style-name="T9">3</text:span></text:span><text:span text:style-name="Strong_20_Emphasis"><text:span text:style-name="T4">) is useful in the following situations:</text:span></text:span></text:p>
      <text:p text:style-name="P19"><text:span text:style-name="Strong_20_Emphasis"><text:span text:style-name="T4">#<text:tab/>WHERE col</text:span></text:span><text:span text:style-name="Strong_20_Emphasis"><text:span text:style-name="T9">1</text:span></text:span><text:span text:style-name="Strong_20_Emphasis"><text:span text:style-name="T4"> = ~ AND col</text:span></text:span><text:span text:style-name="Strong_20_Emphasis"><text:span text:style-name="T9">2</text:span></text:span><text:span text:style-name="Strong_20_Emphasis"><text:span text:style-name="T4"> = ~ AND col</text:span></text:span><text:span text:style-name="Strong_20_Emphasis"><text:span text:style-name="T9">3 = </text:span></text:span><text:span text:style-name="Strong_20_Emphasis"><text:span text:style-name="T4">~; <text:tab/><text:tab/><text:tab/>/* all three columns in the index */</text:span></text:span></text:p>
      <text:p text:style-name="P19"><text:span text:style-name="Strong_20_Emphasis"><text:span text:style-name="T4">#<text:tab/>WHERE col</text:span></text:span><text:span text:style-name="Strong_20_Emphasis"><text:span text:style-name="T9">1</text:span></text:span><text:span text:style-name="Strong_20_Emphasis"><text:span text:style-name="T4"> = ~; <text:tab/><text:tab/><text:tab/><text:tab/><text:tab/><text:tab/>/* first column */</text:span></text:span></text:p>
      <text:p text:style-name="P19"><text:span text:style-name="Strong_20_Emphasis"><text:span text:style-name="T4">#<text:tab/>WHERE left(col</text:span></text:span><text:span text:style-name="Strong_20_Emphasis"><text:span text:style-name="T9">1</text:span></text:span><text:span text:style-name="Strong_20_Emphasis"><text:span text:style-name="T4">, N) = ~;<text:tab/><text:tab/><text:tab/><text:tab/><text:tab/>/* first part of column value /<text:line-break/>#<text:tab/>WHERE col</text:span></text:span><text:span text:style-name="Strong_20_Emphasis"><text:span text:style-name="T9">1</text:span></text:span><text:span text:style-name="Strong_20_Emphasis"><text:span text:style-name="T4"> &gt;= ~ AND col</text:span></text:span><text:span text:style-name="Strong_20_Emphasis"><text:span text:style-name="T9">1</text:span></text:span><text:span text:style-name="Strong_20_Emphasis"><text:span text:style-name="T4"> &lt;= ~;<text:tab/><text:tab/><text:tab/><text:tab/>/* </text:span></text:span><text:span text:style-name="Strong_20_Emphasis"><text:span text:style-name="T5">range of values */</text:span></text:span></text:p>
      <text:p text:style-name="P20"><text:span text:style-name="Strong_20_Emphasis"><text:span text:style-name="T4">#<text:tab/>WHERE col</text:span></text:span><text:span text:style-name="Strong_20_Emphasis"><text:span text:style-name="T9">1</text:span></text:span><text:span text:style-name="Strong_20_Emphasis"><text:span text:style-name="T4"> = ~ AND </text:span></text:span><text:span text:style-name="Strong_20_Emphasis"><text:span text:style-name="T5">left(</text:span></text:span><text:span text:style-name="Strong_20_Emphasis"><text:span text:style-name="T4">col</text:span></text:span><text:span text:style-name="Strong_20_Emphasis"><text:span text:style-name="T9">1</text:span></text:span><text:span text:style-name="Strong_20_Emphasis"><text:span text:style-name="T4">, </text:span></text:span><text:span text:style-name="Strong_20_Emphasis"><text:span text:style-name="T5">N) </text:span></text:span><text:span text:style-name="Strong_20_Emphasis"><text:span text:style-name="T4">&lt;= ~;<text:tab/><text:tab/><text:tab/>/</text:span></text:span><text:span text:style-name="Strong_20_Emphasis"><text:span text:style-name="T5">* exact one 1</text:span></text:span><text:span text:style-name="Strong_20_Emphasis"><text:span text:style-name="T10">st</text:span></text:span><text:span text:style-name="Strong_20_Emphasis"><text:span text:style-name="T5"> and partial on 2</text:span></text:span><text:span text:style-name="Strong_20_Emphasis"><text:span text:style-name="T10">nd</text:span></text:span><text:span text:style-name="Strong_20_Emphasis"><text:span text:style-name="T5"> */</text:span></text:span></text:p>
      <text:p text:style-name="P22"><text:span text:style-name="Strong_20_Emphasis"><text:span text:style-name="T18"/></text:span></text:p>
      <text:p text:style-name="P22"><text:span text:style-name="Strong_20_Emphasis"><text:span text:style-name="T18">They are not helpful for the following:</text:span></text:span></text:p>
      <text:p text:style-name="P20"><text:span text:style-name="Strong_20_Emphasis"><text:span text:style-name="T4">#<text:tab/>WHERE col2 = ~;<text:tab/><text:tab/><text:tab/><text:tab/><text:tab/><text:tab/>/* Not a leftmost prefix */</text:span></text:span></text:p>
      <text:p text:style-name="P15"><text:span text:style-name="Strong_20_Emphasis"><text:span text:style-name="T17">#<text:tab/>WHERE col</text:span></text:span><text:span text:style-name="Strong_20_Emphasis"><text:span text:style-name="T24">1</text:span></text:span><text:span text:style-name="Strong_20_Emphasis"><text:span text:style-name="T17"> = </text:span></text:span><text:span text:style-name="Strong_20_Emphasis"><text:span text:style-name="T11">right</text:span></text:span><text:span text:style-name="Strong_20_Emphasis"><text:span text:style-name="T18">(</text:span></text:span><text:span text:style-name="Strong_20_Emphasis"><text:span text:style-name="T17">col</text:span></text:span><text:span text:style-name="Strong_20_Emphasis"><text:span text:style-name="T24">1</text:span></text:span><text:span text:style-name="Strong_20_Emphasis"><text:span text:style-name="T17">, </text:span></text:span><text:span text:style-name="Strong_20_Emphasis"><text:span text:style-name="T18">N) </text:span></text:span><text:span text:style-name="Strong_20_Emphasis"><text:span text:style-name="T17">&lt;= ~;<text:tab/><text:tab/><text:tab/><text:tab/>/</text:span></text:span><text:span text:style-name="Strong_20_Emphasis"><text:span text:style-name="T18">* works for </text:span></text:span><text:span text:style-name="Strong_20_Emphasis"><text:span text:style-name="T19">left</text:span></text:span><text:span text:style-name="Strong_20_Emphasis"><text:span text:style-name="T18"> but not </text:span></text:span><text:span text:style-name="Strong_20_Emphasis"><text:span text:style-name="T19">right</text:span></text:span><text:span text:style-name="Strong_20_Emphasis"><text:span text:style-name="T18"> */</text:span></text:span></text:p>
      <text:p text:style-name="P15"><text:span text:style-name="Strong_20_Emphasis"><text:span text:style-name="T17">#<text:tab/>WHERE col</text:span></text:span><text:span text:style-name="Strong_20_Emphasis"><text:span text:style-name="T24">1</text:span></text:span><text:span text:style-name="Strong_20_Emphasis"><text:span text:style-name="T17"> = ~ AND col</text:span></text:span><text:span text:style-name="Strong_20_Emphasis"><text:span text:style-name="T24">2</text:span></text:span><text:span text:style-name="Strong_20_Emphasis"><text:span text:style-name="T17"> </text:span></text:span><text:span text:style-name="Strong_20_Emphasis"><text:span text:style-name="T11">LIKE 'x%'</text:span></text:span><text:span text:style-name="Strong_20_Emphasis"><text:span text:style-name="T18"> </text:span></text:span><text:span text:style-name="Strong_20_Emphasis"><text:span text:style-name="T17">= ~ AND col</text:span></text:span><text:span text:style-name="Strong_20_Emphasis"><text:span text:style-name="T24">3 = </text:span></text:span><text:span text:style-name="Strong_20_Emphasis"><text:span text:style-name="T17">~; <text:tab/><text:tab/>/* </text:span></text:span><text:span text:style-name="Strong_20_Emphasis"><text:span text:style-name="T18">can use first two indices only</text:span></text:span><text:span text:style-name="Strong_20_Emphasis"><text:span text:style-name="T17"> */</text:span></text:span></text:p>
      <text:p text:style-name="P15"><text:span text:style-name="Strong_20_Emphasis"><text:span text:style-name="T17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<text:span text:style-name="Strong_20_Emphasis"><text:span text:style-name="T20">col1</text:span></text:span></text:p>
          </table:table-cell>
          <table:table-cell table:style-name="Table1.A1" office:value-type="string">
            <text:p text:style-name="P24"><text:span text:style-name="Strong_20_Emphasis"><text:span text:style-name="T20">col2</text:span></text:span></text:p>
          </table:table-cell>
        </table:table-row>
        <table:table-row>
          <table:table-cell table:style-name="Table1.A2" office:value-type="string">
            <text:p text:style-name="P25"><text:span text:style-name="Strong_20_Emphasis"><text:span text:style-name="T4">A</text:span></text:span></text:p>
          </table:table-cell>
          <table:table-cell table:style-name="Table1.B2" office:value-type="string">
            <text:p text:style-name="P25"><text:span text:style-name="Strong_20_Emphasis"><text:span text:style-name="T4">1</text:span></text:span></text:p>
          </table:table-cell>
        </table:table-row>
        <table:table-row>
          <table:table-cell table:style-name="Table1.A7" office:value-type="string">
            <text:p text:style-name="P25"><text:span text:style-name="Strong_20_Emphasis"><text:span text:style-name="T4">A</text:span></text:span></text:p>
          </table:table-cell>
          <table:table-cell table:style-name="Table1.B7" office:value-type="string">
            <text:p text:style-name="P25"><text:span text:style-name="Strong_20_Emphasis"><text:span text:style-name="T4">2</text:span></text:span></text:p>
          </table:table-cell>
        </table:table-row>
        <table:table-row>
          <table:table-cell table:style-name="Table1.A7" office:value-type="string">
            <text:p text:style-name="P25"><text:span text:style-name="Strong_20_Emphasis"><text:span text:style-name="T4">A</text:span></text:span></text:p>
          </table:table-cell>
          <table:table-cell table:style-name="Table1.B7" office:value-type="string">
            <text:p text:style-name="P25"><text:span text:style-name="Strong_20_Emphasis"><text:span text:style-name="T4">3</text:span></text:span></text:p>
          </table:table-cell>
        </table:table-row>
        <table:table-row>
          <table:table-cell table:style-name="Table1.A7" office:value-type="string">
            <text:p text:style-name="P25"><text:span text:style-name="Strong_20_Emphasis"><text:span text:style-name="T4">B</text:span></text:span></text:p>
          </table:table-cell>
          <table:table-cell table:style-name="Table1.B7" office:value-type="string">
            <text:p text:style-name="P25"><text:span text:style-name="Strong_20_Emphasis"><text:span text:style-name="T4">1</text:span></text:span></text:p>
          </table:table-cell>
        </table:table-row>
        <table:table-row>
          <table:table-cell table:style-name="Table1.A7" office:value-type="string">
            <text:p text:style-name="P25"><text:span text:style-name="Strong_20_Emphasis"><text:span text:style-name="T4">B</text:span></text:span></text:p>
          </table:table-cell>
          <table:table-cell table:style-name="Table1.B7" office:value-type="string">
            <text:p text:style-name="P25"><text:span text:style-name="Strong_20_Emphasis"><text:span text:style-name="T4">2</text:span></text:span></text:p>
          </table:table-cell>
        </table:table-row>
        <table:table-row>
          <table:table-cell table:style-name="Table1.A7" office:value-type="string">
            <text:p text:style-name="P25"><text:span text:style-name="Strong_20_Emphasis"><text:span text:style-name="T4">B</text:span></text:span></text:p>
          </table:table-cell>
          <table:table-cell table:style-name="Table1.B7" office:value-type="string">
            <text:p text:style-name="P25"><text:span text:style-name="Strong_20_Emphasis"><text:span text:style-name="T4">3</text:span></text:span></text:p>
          </table:table-cell>
        </table:table-row>
      </table:table>
      <text:p text:style-name="P15"><text:span text:style-name="Strong_20_Emphasis"><text:span text:style-name="T18"><text:s/></text:span></text:span></text:p>
      <text:p text:style-name="P15"><text:span text:style-name="Strong_20_Emphasis"><text:span text:style-name="T18">Indices are stored in order. <text:s/></text:span></text:span><text:span text:style-name="Strong_20_Emphasis"><text:span text:style-name="T17">col</text:span></text:span><text:span text:style-name="Strong_20_Emphasis"><text:span text:style-name="T24">2</text:span></text:span><text:span text:style-name="Strong_20_Emphasis"><text:span text:style-name="T18"> by itself is not stored in order; hence, key (</text:span></text:span><text:span text:style-name="Strong_20_Emphasis"><text:span text:style-name="T17">col</text:span></text:span><text:span text:style-name="Strong_20_Emphasis"><text:span text:style-name="T25">1</text:span></text:span><text:span text:style-name="Strong_20_Emphasis"><text:span text:style-name="T17">, col</text:span></text:span><text:span text:style-name="Strong_20_Emphasis"><text:span text:style-name="T24">2</text:span></text:span><text:span text:style-name="Strong_20_Emphasis"><text:span text:style-name="T18">) is not useful if you are just limited by </text:span></text:span><text:span text:style-name="Strong_20_Emphasis"><text:span text:style-name="T17">col</text:span></text:span><text:span text:style-name="Strong_20_Emphasis"><text:span text:style-name="T24">2</text:span></text:span><text:span text:style-name="Strong_20_Emphasis"><text:span text:style-name="T18">.</text:span></text:span></text:p>
      <text:p text:style-name="P15"><text:span text:style-name="Strong_20_Emphasis"><text:span text:style-name="T18"/></text:span></text:p>
      <text:p text:style-name="P16"><text:span text:style-name="Strong_20_Emphasis"><text:span text:style-name="T13">Lahdenmaki and Leach Index Star Definitions</text:span></text:span></text:p>
      <text:p text:style-name="P16"><text:span text:style-name="Strong_20_Emphasis"><text:span text:style-name="T13"/></text:span></text:p>
      <text:p text:style-name="P16"><text:span text:style-name="Strong_20_Emphasis"><text:span text:style-name="T21">*<text:tab/>relevant rows are adjacent</text:span></text:span></text:p>
      <text:p text:style-name="P16"><text:span text:style-name="Strong_20_Emphasis"><text:span text:style-name="T21">**<text:tab/>rows are already sorted in the required order (presumably for multi-column indices)</text:span></text:span></text:p>
      <text:p text:style-name="P16"><text:span text:style-name="Strong_20_Emphasis"><text:span text:style-name="T21">***<text:tab/>all columns needed in the query are in the index (i.e., not table scan at all is required)</text:span></text:span></text:p>
      <text:p text:style-name="P16"><text:span text:style-name="Strong_20_Emphasis"><text:span text:style-name="T21"/></text:span></text:p>
      <text:p text:style-name="P17"><text:span text:style-name="Strong_20_Emphasis"><text:span text:style-name="T13">Index Selectivity</text:span></text:span></text:p>
      <text:p text:style-name="P17"><text:span text:style-name="Strong_20_Emphasis"><text:span text:style-name="T12"/></text:span></text:p>
      <text:p text:style-name="P17"><text:span text:style-name="Strong_20_Emphasis"><text:span text:style-name="T13"><draw:frame draw:style-name="fr2" draw:name="Object1" text:anchor-type="as-char" svg:y="-0.2437in" svg:width="2.6354in" svg:height="0.3929in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17"><text:span text:style-name="Strong_20_Emphasis"><text:span text:style-name="T13"/></text:span></text:p>
      <text:p text:style-name="P18"><text:span text:style-name="Strong_20_Emphasis"><text:span text:style-name="T21">Best Case: <text:s/></text:span></text:span><text:span text:style-name="Strong_20_Emphasis"><text:span text:style-name="T22">Index Selectivity</text:span></text:span><text:span text:style-name="Strong_20_Emphasis"><text:span text:style-name="T21"> = 1.</text:span></text:span></text:p>
      <text:p text:style-name="P21"><text:span text:style-name="Strong_20_Emphasis"><text:span text:style-name="T21"/></text:span></text:p>
      <text:p text:style-name="P18"><text:span text:style-name="Strong_20_Emphasis"><text:span text:style-name="T21"/></text:span></text:p>
      <text:p text:style-name="P18"><text:span text:style-name="Strong_20_Emphasis"><text:span text:style-name="T32">thinkpad@localhost [study_db] <text:s/>explain select * from index_test1 where col1=2 or col2=3;</text:span></text:span></text:p>
      <text:p text:style-name="P8"><text:span text:style-name="T35">+----+-------------+-------------+------------+-------------+---------------+-----------+---------+------+------+----------+-------------------------------------+</text:span></text:p>
      <text:p text:style-name="P8"><text:span text:style-name="T35">| id | select_type | table <text:s text:c="6"/>| partitions | type <text:s text:c="7"/>| possible_keys | key <text:s text:c="6"/>| key_len | ref <text:s/>| rows | filtered | Extra <text:s text:c="30"/>|</text:span></text:p>
      <text:p text:style-name="P8"><text:span text:style-name="T35">+----+-------------+-------------+------------+-------------+---------------+-----------+---------+------+------+----------+-------------------------------------+</text:span></text:p>
      <text:p text:style-name="P8"><text:span text:style-name="T35">| <text:s/>1 | SIMPLE <text:s text:c="5"/>| index_test1 | NULL <text:s text:c="6"/>| index_merge | col1,col2 <text:s text:c="4"/>| col1,col2 | 4,4 <text:s text:c="4"/>| NULL | <text:s text:c="3"/>2 | <text:s text:c="2"/>100.00 | Using union(col1,col2); Using where |</text:span></text:p>
      <text:p text:style-name="P18"><text:span text:style-name="T37">+----+-------------+-------------+------------+-------------+---------------+-----------+---------+------+------+----------+-------------------------------------+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 2" svg:font-family="'Wingdings 2'" style:font-pitch="variable" style:font-charset="x-symbol"/>
    <style:font-face style:name="Wingdings 3" svg:font-family="'Wingdings 3'" style:font-pitch="variable" style:font-charset="x-symbol"/>
    <style:font-face style:name="Zapf Dingbats" svg:font-family="'Zapf Dingbats'" style:font-pitch="variable" style:font-charset="x-symbol"/>
    <style:font-face style:name="Arial" svg:font-family="Arial, Helvetica, sans-serif"/>
    <style:font-face style:name="Cambria" svg:font-family="Cambria"/>
    <style:font-face style:name="Ubuntu3" svg:font-family="Ubuntu"/>
    <style:font-face style:name="Ubuntu Mono3" svg:font-family="'Ubuntu Mono'"/>
    <style:font-face style:name="Lucida Sans1" svg:font-family="'Lucida Sans'" style:font-family-generic="swiss"/>
    <style:font-face style:name="Ubuntu Mono2" svg:font-family="'Ubuntu Mono'" style:font-pitch="fixed"/>
    <style:font-face style:name="Lucida Console" svg:font-family="'Lucida Console'" style:font-pitch="variable"/>
    <style:font-face style:name="SourceCodePro-Regular1" svg:font-family="SourceCodePro-Regular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Helvetica Neue1" svg:font-family="'Helvetica Neue'" style:font-family-generic="roman" style:font-pitch="variable"/>
    <style:font-face style:name="SourceCodePro-Regular" svg:font-family="SourceCodePro-Regular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 Mono" svg:font-family="'Ubuntu Mono'" style:font-family-generic="roman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4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style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2" style:family="table">
      <style:table-properties style:width="7.5in" table:align="margins" style:writing-mode="lr-tb"/>
    </style:style>
    <style:style style:name="Table2.A" style:family="table-column">
      <style:table-column-properties style:column-width="3.75in" style:rel-column-width="32767*"/>
    </style:style>
    <style:style style:name="Table2.B" style:family="table-column">
      <style:table-column-properties style:column-width="3.75in" style:rel-column-width="32768*"/>
    </style:style>
    <style:style style:name="MP1" style:family="paragraph" style:parent-style-name="Table_20_Contents">
      <style:text-properties officeooo:rsid="00396ec0" officeooo:paragraph-rsid="00396ec0"/>
    </style:style>
    <style:style style:name="MP2" style:family="paragraph" style:parent-style-name="Table_20_Contents">
      <style:text-properties officeooo:rsid="002d4531" officeooo:paragraph-rsid="002d4531"/>
    </style:style>
    <style:style style:name="M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Ubuntu1" fo:font-size="8pt" fo:language="en" fo:country="US" officeooo:rsid="0026cf77" style:font-size-asian="8pt" style:language-asian="en" style:country-asian="US" style:font-size-complex="8pt" style:language-complex="ar" style:country-complex="SA"/>
    </style:style>
    <style:style style:name="MP4" style:family="paragraph" style:parent-style-name="Standard">
      <style:text-properties fo:color="#808080" style:font-name="Ubuntu1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MP1"/>
            </table:table-cell>
            <table:table-cell office:value-type="string">
              <text:p text:style-name="MP2"><draw:frame draw:style-name="Mfr1" draw:name="Image1" text:anchor-type="paragraph" svg:width="1.9201in" svg:height="1in" draw:z-index="1"><draw:image xlink:href="Pictures/100000000000012C0000009C18FD5EE8.png" xlink:type="simple" xlink:show="embed" xlink:actuate="onLoad"/></draw:frame></text:p>
              <text:p text:style-name="MP2"/>
              <text:p text:style-name="MP2"/>
              <text:p text:style-name="MP2"/>
              <text:p text:style-name="MP2"/>
            </table:table-cell>
          </table:table-row>
        </table:table>
        <text:p text:style-name="Standard"/>
      </style:header>
      <style:footer>
        <text:p text:style-name="MP3"/>
        <text:p text:style-name="MP4"><text:file-name text:display="full">/Users/tsanders/Documents/MySQL/mysql_exam_notes.odt</text:file-name></text:p>
        <text:p text:style-name="MP4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1T08:27:57.796463459</dc:date>
    <meta:editing-duration>PT10H21M41S</meta:editing-duration>
    <meta:editing-cycles>57</meta:editing-cycles>
    <meta:generator>LibreOffice/5.0.0.5$MacOSX_X86_64 LibreOffice_project/1b1a90865e348b492231e1c451437d7a15bb262b</meta:generator>
    <meta:printed-by>Tim Sanders</meta:printed-by>
    <meta:print-date>2018-06-23T11:15:01.834772875</meta:print-date>
    <dc:creator>Tim Sanders</dc:creator>
    <meta:document-statistic meta:table-count="2" meta:image-count="1" meta:object-count="1" meta:page-count="2" meta:paragraph-count="47" meta:word-count="395" meta:character-count="2377" meta:non-whitespace-character-count="1957"/>
  </office:meta>
</office:document-meta>
</file>

<file path=Object 1/content.xml><?xml version="1.0" encoding="utf-8"?>
<math xmlns="http://www.w3.org/1998/Math/MathML" display="block">
  <semantics>
    <mrow>
      <mi mathvariant="italic">Index</mi>
      <mrow>
        <mi mathvariant="italic">Selectivity</mi>
        <mo stretchy="false">=</mo>
        <mfrac>
          <mrow>
            <mi mathvariant="italic">No</mi>
            <mi>.</mi>
            <mi mathvariant="italic">Distinct</mi>
            <mi mathvariant="italic">Values</mi>
          </mrow>
          <mrow>
            <mi mathvariant="italic">No</mi>
            <mi>.</mi>
            <mi mathvariant="italic">of</mi>
            <mi mathvariant="italic">Table</mi>
            <mi mathvariant="italic">Rows</mi>
          </mrow>
        </mfrac>
      </mrow>
    </mrow>
    <annotation encoding="StarMath 5.0">Index Selectivity = {No. Distinct Values} over {No. of Table Rows}</annotation>
  </semantics>
</math>
</file>